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32.45pt" svg:height="468.23pt" svg:x="0pt" svg:y="404.79pt">
            <draw:object draw:notify-on-update-of-ranges="Sheet1.A1:Sheet1.A1 Sheet1.A2:Sheet1.A30 Sheet1.B1:Sheet1.B1 Sheet1.B2:Sheet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94.47pt" svg:height="503.12pt" svg:x="840.64pt" svg:y="419.5pt">
            <draw:object draw:notify-on-update-of-ranges="Sheet1.F1:Sheet1.F1 Sheet1.F2:Sheet1.F15 Sheet1.G1:Sheet1.G1 Sheet1.G2:Sheet1.G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proportion</text:p>
          </table:table-cell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oportion</text:p>
          </table:table-cell>
          <table:table-cell table:number-columns-repeated="3"/>
          <table:table-cell office:value-type="string" calcext:value-type="string">
            <text:p>count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32" calcext:value-type="float">
            <text:p>3.2E-05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6632" calcext:value-type="float">
            <text:p>0.016632</text:p>
          </table:table-cell>
          <table:table-cell table:number-columns-repeated="3"/>
          <table:table-cell office:value-type="float" office:value="16632" calcext:value-type="float">
            <text:p>166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31" calcext:value-type="float">
            <text:p>0.00031</text:p>
          </table:table-cell>
          <table:table-cell/>
          <table:table-cell office:value-type="float" office:value="310" calcext:value-type="float">
            <text:p>3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34886" calcext:value-type="float">
            <text:p>0.034886</text:p>
          </table:table-cell>
          <table:table-cell table:number-columns-repeated="3"/>
          <table:table-cell office:value-type="float" office:value="34886" calcext:value-type="float">
            <text:p>348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596" calcext:value-type="float">
            <text:p>0.001596</text:p>
          </table:table-cell>
          <table:table-cell/>
          <table:table-cell office:value-type="float" office:value="1596" calcext:value-type="float">
            <text:p>15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61335" calcext:value-type="float">
            <text:p>0.061335</text:p>
          </table:table-cell>
          <table:table-cell table:number-columns-repeated="3"/>
          <table:table-cell office:value-type="float" office:value="61335" calcext:value-type="float">
            <text:p>613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977" calcext:value-type="float">
            <text:p>0.005977</text:p>
          </table:table-cell>
          <table:table-cell/>
          <table:table-cell office:value-type="float" office:value="5977" calcext:value-type="float">
            <text:p>59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91343" calcext:value-type="float">
            <text:p>0.091343</text:p>
          </table:table-cell>
          <table:table-cell table:number-columns-repeated="3"/>
          <table:table-cell office:value-type="float" office:value="91343" calcext:value-type="float">
            <text:p>913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927" calcext:value-type="float">
            <text:p>0.015927</text:p>
          </table:table-cell>
          <table:table-cell/>
          <table:table-cell office:value-type="float" office:value="15927" calcext:value-type="float">
            <text:p>159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18205" calcext:value-type="float">
            <text:p>0.118205</text:p>
          </table:table-cell>
          <table:table-cell table:number-columns-repeated="3"/>
          <table:table-cell office:value-type="float" office:value="118205" calcext:value-type="float">
            <text:p>1182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3949" calcext:value-type="float">
            <text:p>0.033949</text:p>
          </table:table-cell>
          <table:table-cell/>
          <table:table-cell office:value-type="float" office:value="33949" calcext:value-type="float">
            <text:p>339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34179" calcext:value-type="float">
            <text:p>0.134179</text:p>
          </table:table-cell>
          <table:table-cell table:number-columns-repeated="3"/>
          <table:table-cell office:value-type="float" office:value="134179" calcext:value-type="float">
            <text:p>1341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9936" calcext:value-type="float">
            <text:p>0.059936</text:p>
          </table:table-cell>
          <table:table-cell/>
          <table:table-cell office:value-type="float" office:value="59936" calcext:value-type="float">
            <text:p>599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34769" calcext:value-type="float">
            <text:p>0.134769</text:p>
          </table:table-cell>
          <table:table-cell table:number-columns-repeated="3"/>
          <table:table-cell office:value-type="float" office:value="134769" calcext:value-type="float">
            <text:p>1347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9045" calcext:value-type="float">
            <text:p>0.089045</text:p>
          </table:table-cell>
          <table:table-cell/>
          <table:table-cell office:value-type="float" office:value="89045" calcext:value-type="float">
            <text:p>890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23447" calcext:value-type="float">
            <text:p>0.123447</text:p>
          </table:table-cell>
          <table:table-cell table:number-columns-repeated="3"/>
          <table:table-cell office:value-type="float" office:value="123447" calcext:value-type="float">
            <text:p>1234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4646" calcext:value-type="float">
            <text:p>0.114646</text:p>
          </table:table-cell>
          <table:table-cell/>
          <table:table-cell office:value-type="float" office:value="114646" calcext:value-type="float">
            <text:p>1146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01806" calcext:value-type="float">
            <text:p>0.101806</text:p>
          </table:table-cell>
          <table:table-cell table:number-columns-repeated="3"/>
          <table:table-cell office:value-type="float" office:value="101806" calcext:value-type="float">
            <text:p>1018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0354" calcext:value-type="float">
            <text:p>0.130354</text:p>
          </table:table-cell>
          <table:table-cell/>
          <table:table-cell office:value-type="float" office:value="130354" calcext:value-type="float">
            <text:p>1303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77086" calcext:value-type="float">
            <text:p>0.077086</text:p>
          </table:table-cell>
          <table:table-cell table:number-columns-repeated="3"/>
          <table:table-cell office:value-type="float" office:value="77086" calcext:value-type="float">
            <text:p>770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1613" calcext:value-type="float">
            <text:p>0.131613</text:p>
          </table:table-cell>
          <table:table-cell/>
          <table:table-cell office:value-type="float" office:value="131613" calcext:value-type="float">
            <text:p>1316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52747" calcext:value-type="float">
            <text:p>0.052747</text:p>
          </table:table-cell>
          <table:table-cell table:number-columns-repeated="3"/>
          <table:table-cell office:value-type="float" office:value="52747" calcext:value-type="float">
            <text:p>527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1974" calcext:value-type="float">
            <text:p>0.11974</text:p>
          </table:table-cell>
          <table:table-cell/>
          <table:table-cell office:value-type="float" office:value="119740" calcext:value-type="float">
            <text:p>1197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33594" calcext:value-type="float">
            <text:p>0.033594</text:p>
          </table:table-cell>
          <table:table-cell table:number-columns-repeated="3"/>
          <table:table-cell office:value-type="float" office:value="33594" calcext:value-type="float">
            <text:p>335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8858" calcext:value-type="float">
            <text:p>0.098858</text:p>
          </table:table-cell>
          <table:table-cell/>
          <table:table-cell office:value-type="float" office:value="98858" calcext:value-type="float">
            <text:p>988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19971" calcext:value-type="float">
            <text:p>0.019971</text:p>
          </table:table-cell>
          <table:table-cell table:number-columns-repeated="3"/>
          <table:table-cell office:value-type="float" office:value="19971" calcext:value-type="float">
            <text:p>199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4487" calcext:value-type="float">
            <text:p>0.074487</text:p>
          </table:table-cell>
          <table:table-cell/>
          <table:table-cell office:value-type="float" office:value="74487" calcext:value-type="float">
            <text:p>7448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1046" calcext:value-type="float">
            <text:p>0.051046</text:p>
          </table:table-cell>
          <table:table-cell/>
          <table:table-cell office:value-type="float" office:value="51046" calcext:value-type="float">
            <text:p>5104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2584" calcext:value-type="float">
            <text:p>0.032584</text:p>
          </table:table-cell>
          <table:table-cell/>
          <table:table-cell office:value-type="float" office:value="32584" calcext:value-type="float">
            <text:p>3258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9286" calcext:value-type="float">
            <text:p>0.019286</text:p>
          </table:table-cell>
          <table:table-cell/>
          <table:table-cell office:value-type="float" office:value="19286" calcext:value-type="float">
            <text:p>1928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0675" calcext:value-type="float">
            <text:p>0.010675</text:p>
          </table:table-cell>
          <table:table-cell/>
          <table:table-cell office:value-type="float" office:value="10675" calcext:value-type="float">
            <text:p>10675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5475" calcext:value-type="float">
            <text:p>0.005475</text:p>
          </table:table-cell>
          <table:table-cell/>
          <table:table-cell office:value-type="float" office:value="5475" calcext:value-type="float">
            <text:p>5475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2522" calcext:value-type="float">
            <text:p>0.002522</text:p>
          </table:table-cell>
          <table:table-cell/>
          <table:table-cell office:value-type="float" office:value="2522" calcext:value-type="float">
            <text:p>252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142" calcext:value-type="float">
            <text:p>0.001142</text:p>
          </table:table-cell>
          <table:table-cell/>
          <table:table-cell office:value-type="float" office:value="1142" calcext:value-type="float">
            <text:p>114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478" calcext:value-type="float">
            <text:p>0.000478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79" calcext:value-type="float">
            <text:p>7.9E-05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9" calcext:value-type="float">
            <text:p>2.9E-05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11" calcext:value-type="float">
            <text:p>1.1E-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2" calcext:value-type="float">
            <text:p>2E-0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20:43:48.661380946</meta:creation-date>
    <dc:date>2018-11-16T21:01:47.217816586</dc:date>
    <meta:editing-duration>PT7M7S</meta:editing-duration>
    <meta:editing-cycles>1</meta:editing-cycles>
    <meta:document-statistic meta:table-count="1" meta:cell-count="129" meta:object-count="2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368cm" svg:height="16.519cm" xlink:href=".." xlink:type="simple" chart:class="chart:bar" chart:style-name="ch1">
        <chart:title svg:x="12.471cm" svg:y="0.466cm" chart:style-name="ch2">
          <text:p>Normal Binomial PDF</text:p>
        </chart:title>
        <chart:plot-area chart:style-name="ch3" table:cell-range-address="Sheet1.A1:Sheet1.B30" chart:data-source-has-labels="both" svg:x="1.598cm" svg:y="1.575cm" svg:width="27.183cm" svg:height="13.633cm">
          <chartooo:coordinate-region svg:x="2.51cm" svg:y="1.775cm" svg:width="26.271cm" svg:height="12.786cm"/>
          <chart:axis chart:dimension="x" chart:name="primary-x" chart:style-name="ch4" chartooo:axis-type="auto">
            <chartooo:date-scale/>
            <chart:title svg:x="13.954cm" svg:y="15.538cm" chart:style-name="ch5">
              <text:p>Random Variate</text:p>
            </chart:title>
            <chart:categories table:cell-range-address="Sheet1.A2:Sheet1.A30"/>
          </chart:axis>
          <chart:axis chart:dimension="y" chart:name="primary-y" chart:style-name="ch6">
            <chart:title svg:x="0.451cm" svg:y="9.216cm" chart:style-name="ch7">
              <text:p>Probability</text:p>
            </chart:title>
            <chart:grid chart:style-name="ch8" chart:class="major"/>
          </chart:axis>
          <chart:series chart:style-name="ch9" chart:values-cell-range-address="Sheet1.B2:Sheet1.B30" chart:label-cell-address="Sheet1.B1:Sheet1.B1" chart:class="chart:bar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port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2:Sheet1.A30</svg:desc>
                </draw:g>
              </table:table-cell>
              <table:table-cell office:value-type="float" office:value="NaN">
                <text:p>NaN</text:p>
                <draw:g>
                  <svg:desc>Sheet1.B2:Sheet1.B3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596">
                <text:p>0.0015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5977">
                <text:p>0.0059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5927">
                <text:p>0.0159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3949">
                <text:p>0.0339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59936">
                <text:p>0.0599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89045">
                <text:p>0.0890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14646">
                <text:p>0.1146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30354">
                <text:p>0.1303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31613">
                <text:p>0.1316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1974">
                <text:p>0.1197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98858">
                <text:p>0.09885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74487">
                <text:p>0.07448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51046">
                <text:p>0.05104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2584">
                <text:p>0.0325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9286">
                <text:p>0.0192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10675">
                <text:p>0.0106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5475">
                <text:p>0.0054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2522">
                <text:p>0.0025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1142">
                <text:p>0.00114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478">
                <text:p>0.00047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2">
                <text:p>0.00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556cm" svg:height="17.75cm" xlink:href=".." xlink:type="simple" chart:class="chart:bar" chart:style-name="ch1">
        <chart:title svg:x="13.79cm" svg:y="0.491cm" chart:style-name="ch2">
          <text:p>Truncated Binomial</text:p>
        </chart:title>
        <chart:plot-area chart:style-name="ch3" table:cell-range-address="Sheet1.F1:Sheet1.G15" chart:data-source-has-labels="both" svg:x="1.642cm" svg:y="1.625cm" svg:width="29.283cm" svg:height="14.789cm">
          <chartooo:coordinate-region svg:x="2.554cm" svg:y="1.825cm" svg:width="28.371cm" svg:height="13.942cm"/>
          <chart:axis chart:dimension="x" chart:name="primary-x" chart:style-name="ch4" chartooo:axis-type="auto">
            <chartooo:date-scale/>
            <chart:title svg:x="15.048cm" svg:y="16.769cm" chart:style-name="ch5">
              <text:p>Random Variate</text:p>
            </chart:title>
            <chart:categories table:cell-range-address="Sheet1.F2:Sheet1.F15"/>
          </chart:axis>
          <chart:axis chart:dimension="y" chart:name="primary-y" chart:style-name="ch6">
            <chart:title svg:x="0.451cm" svg:y="9.844cm" chart:style-name="ch7">
              <text:p>Probability</text:p>
            </chart:title>
            <chart:grid chart:style-name="ch8" chart:class="major"/>
          </chart:axis>
          <chart:series chart:style-name="ch9" chart:values-cell-range-address="Sheet1.G2:Sheet1.G15" chart:label-cell-address="Sheet1.G1:Sheet1.G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portio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F2:Sheet1.F15</svg:desc>
                </draw:g>
              </table:table-cell>
              <table:table-cell office:value-type="float" office:value="NaN">
                <text:p>NaN</text:p>
                <draw:g>
                  <svg:desc>Sheet1.G2:Sheet1.G1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6632">
                <text:p>0.0166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4886">
                <text:p>0.0348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1335">
                <text:p>0.0613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91343">
                <text:p>0.0913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18205">
                <text:p>0.1182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34179">
                <text:p>0.1341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34769">
                <text:p>0.13476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23447">
                <text:p>0.1234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01806">
                <text:p>0.1018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77086">
                <text:p>0.0770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52747">
                <text:p>0.0527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3594">
                <text:p>0.0335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9971">
                <text:p>0.0199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